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354in"/>
    </style:style>
    <style:style style:name="co2" style:family="table-column">
      <style:table-column-properties fo:break-before="auto" style:column-width="1.372in"/>
    </style:style>
    <style:style style:name="co3" style:family="table-column">
      <style:table-column-properties fo:break-before="auto" style:column-width="1.4256in"/>
    </style:style>
    <style:style style:name="co4" style:family="table-column">
      <style:table-column-properties fo:break-before="auto" style:column-width="1.3398in"/>
    </style:style>
    <style:style style:name="co5" style:family="table-column">
      <style:table-column-properties fo:break-before="auto" style:column-width="1.3291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4689in"/>
    </style:style>
    <style:style style:name="co8" style:family="table-column">
      <style:table-column-properties fo:break-before="auto" style:column-width="1.6189in"/>
    </style:style>
    <style:style style:name="co9" style:family="table-column">
      <style:table-column-properties fo:break-before="auto" style:column-width="1.5008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umber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3"/>
        <table:table-column table:style-name="co4" table:default-cell-style-name="ce4"/>
        <table:table-column table:style-name="co5" table:default-cell-style-name="ce3"/>
        <table:table-column table:style-name="co6" table:default-cell-style-name="ce4"/>
        <table:table-column table:style-name="co7" table:default-cell-style-name="ce3"/>
        <table:table-column table:style-name="co8" table:default-cell-style-name="ce4"/>
        <table:table-column table:style-name="co9" table:default-cell-style-name="ce3"/>
        <table:table-row table:style-name="ro1">
          <table:table-cell office:value-type="string" calcext:value-type="string">
            <text:p>Epoch</text:p>
          </table:table-cell>
          <table:table-cell table:style-name="ce3" office:value-type="string" calcext:value-type="string">
            <text:p>25_2048</text:p>
          </table:table-cell>
          <table:table-cell office:value-type="string" calcext:value-type="string">
            <text:p>26_2048</text:p>
          </table:table-cell>
          <table:table-cell table:style-name="ce3" office:value-type="string" calcext:value-type="string">
            <text:p>27_2048</text:p>
          </table:table-cell>
          <table:table-cell office:value-type="string" calcext:value-type="string">
            <text:p>28_2048</text:p>
          </table:table-cell>
          <table:table-cell table:style-name="ce3" office:value-type="string" calcext:value-type="string">
            <text:p>25_768</text:p>
          </table:table-cell>
          <table:table-cell office:value-type="string" calcext:value-type="string">
            <text:p>26_768</text:p>
          </table:table-cell>
          <table:table-cell table:style-name="ce3" office:value-type="string" calcext:value-type="string">
            <text:p>27_768</text:p>
          </table:table-cell>
          <table:table-cell office:value-type="string" calcext:value-type="string">
            <text:p>28_768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68.19487646841" calcext:value-type="float">
            <text:p>168.19487646841</text:p>
          </table:table-cell>
          <table:table-cell table:style-name="ce4" office:value-type="float" office:value="188.733486981633" calcext:value-type="float">
            <text:p>188.733486981633</text:p>
          </table:table-cell>
          <table:table-cell office:value-type="float" office:value="181.848279117827" calcext:value-type="float">
            <text:p>181.848279117827</text:p>
          </table:table-cell>
          <table:table-cell table:style-name="ce4" office:value-type="float" office:value="156.942422904326" calcext:value-type="float">
            <text:p>156.942422904326</text:p>
          </table:table-cell>
          <table:table-cell office:value-type="float" office:value="0.71933208013648" calcext:value-type="float">
            <text:p>0.71933208013648</text:p>
          </table:table-cell>
          <table:table-cell table:style-name="ce4" office:value-type="float" office:value="1.43069443407834" calcext:value-type="float">
            <text:p>1.43069443407834</text:p>
          </table:table-cell>
          <table:table-cell office:value-type="float" office:value="1.11459181041355" calcext:value-type="float">
            <text:p>1.11459181041355</text:p>
          </table:table-cell>
          <table:table-cell table:style-name="ce4" office:value-type="float" office:value="1.18841547219817" calcext:value-type="float">
            <text:p>1.18841547219817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65.998592096267" calcext:value-type="float">
            <text:p>165.998592096267</text:p>
          </table:table-cell>
          <table:table-cell table:style-name="ce4" office:value-type="float" office:value="160.11119962839" calcext:value-type="float">
            <text:p>160.11119962839</text:p>
          </table:table-cell>
          <table:table-cell office:value-type="float" office:value="165.735180467325" calcext:value-type="float">
            <text:p>165.735180467325</text:p>
          </table:table-cell>
          <table:table-cell table:style-name="ce4" office:value-type="float" office:value="135.422659311693" calcext:value-type="float">
            <text:p>135.422659311693</text:p>
          </table:table-cell>
          <table:table-cell office:value-type="float" office:value="0.718134157101684" calcext:value-type="float">
            <text:p>0.718134157101684</text:p>
          </table:table-cell>
          <table:table-cell table:style-name="ce4" office:value-type="float" office:value="1.31676296092713" calcext:value-type="float">
            <text:p>1.31676296092713</text:p>
          </table:table-cell>
          <table:table-cell office:value-type="float" office:value="0.950023090569479" calcext:value-type="float">
            <text:p>0.950023090569479</text:p>
          </table:table-cell>
          <table:table-cell table:style-name="ce4" office:value-type="float" office:value="1.33102528028569" calcext:value-type="float">
            <text:p>1.33102528028569</text:p>
          </table:table-cell>
        </table:table-row>
        <table:table-row table:style-name="ro1">
          <table:table-cell office:value-type="float" office:value="2999" calcext:value-type="float">
            <text:p>2999</text:p>
          </table:table-cell>
          <table:table-cell office:value-type="float" office:value="138.657208225804" calcext:value-type="float">
            <text:p>138.657208225804</text:p>
          </table:table-cell>
          <table:table-cell table:style-name="ce4" office:value-type="float" office:value="147.306377055927" calcext:value-type="float">
            <text:p>147.306377055927</text:p>
          </table:table-cell>
          <table:table-cell office:value-type="float" office:value="140.213659743323" calcext:value-type="float">
            <text:p>140.213659743323</text:p>
          </table:table-cell>
          <table:table-cell table:style-name="ce4" office:value-type="float" office:value="123.989318173125" calcext:value-type="float">
            <text:p>123.989318173125</text:p>
          </table:table-cell>
          <table:table-cell office:value-type="float" office:value="0.593420160756607" calcext:value-type="float">
            <text:p>0.593420160756607</text:p>
          </table:table-cell>
          <table:table-cell table:style-name="ce4" office:value-type="float" office:value="1.1950971426983" calcext:value-type="float">
            <text:p>1.1950971426983</text:p>
          </table:table-cell>
          <table:table-cell office:value-type="float" office:value="0.883611119660419" calcext:value-type="float">
            <text:p>0.883611119660419</text:p>
          </table:table-cell>
          <table:table-cell table:style-name="ce4" office:value-type="float" office:value="1.01443326630529" calcext:value-type="float">
            <text:p>1.01443326630529</text:p>
          </table:table-cell>
        </table:table-row>
        <table:table-row table:style-name="ro1">
          <table:table-cell office:value-type="float" office:value="3999" calcext:value-type="float">
            <text:p>3999</text:p>
          </table:table-cell>
          <table:table-cell office:value-type="float" office:value="127.502351023226" calcext:value-type="float">
            <text:p>127.502351023226</text:p>
          </table:table-cell>
          <table:table-cell table:style-name="ce4" office:value-type="float" office:value="128.613112953841" calcext:value-type="float">
            <text:p>128.613112953841</text:p>
          </table:table-cell>
          <table:table-cell office:value-type="float" office:value="117.571834971365" calcext:value-type="float">
            <text:p>117.571834971365</text:p>
          </table:table-cell>
          <table:table-cell table:style-name="ce4" office:value-type="float" office:value="122.550492934265" calcext:value-type="float">
            <text:p>122.550492934265</text:p>
          </table:table-cell>
          <table:table-cell office:value-type="float" office:value="0.548768074781662" calcext:value-type="float">
            <text:p>0.548768074781662</text:p>
          </table:table-cell>
          <table:table-cell table:style-name="ce4" office:value-type="float" office:value="1.09409783758552" calcext:value-type="float">
            <text:p>1.09409783758552</text:p>
          </table:table-cell>
          <table:table-cell office:value-type="float" office:value="0.827272772468021" calcext:value-type="float">
            <text:p>0.827272772468021</text:p>
          </table:table-cell>
          <table:table-cell table:style-name="ce4" office:value-type="float" office:value="1.03232000462979" calcext:value-type="float">
            <text:p>1.03232000462979</text:p>
          </table:table-cell>
        </table:table-row>
        <table:table-row table:style-name="ro1">
          <table:table-cell office:value-type="float" office:value="4999" calcext:value-type="float">
            <text:p>4999</text:p>
          </table:table-cell>
          <table:table-cell office:value-type="float" office:value="132.580110224148" calcext:value-type="float">
            <text:p>132.580110224148</text:p>
          </table:table-cell>
          <table:table-cell table:style-name="ce4" office:value-type="float" office:value="115.874336554046" calcext:value-type="float">
            <text:p>115.874336554046</text:p>
          </table:table-cell>
          <table:table-cell office:value-type="float" office:value="115.792761655828" calcext:value-type="float">
            <text:p>115.792761655828</text:p>
          </table:table-cell>
          <table:table-cell table:style-name="ce4" office:value-type="float" office:value="105.920866873299" calcext:value-type="float">
            <text:p>105.920866873299</text:p>
          </table:table-cell>
          <table:table-cell office:value-type="float" office:value="0.530267198498628" calcext:value-type="float">
            <text:p>0.530267198498628</text:p>
          </table:table-cell>
          <table:table-cell table:style-name="ce4" office:value-type="float" office:value="1.06677023318336" calcext:value-type="float">
            <text:p>1.06677023318336</text:p>
          </table:table-cell>
          <table:table-cell office:value-type="float" office:value="0.776118699191668" calcext:value-type="float">
            <text:p>0.776118699191668</text:p>
          </table:table-cell>
          <table:table-cell table:style-name="ce4" office:value-type="float" office:value="0.891057745404093" calcext:value-type="float">
            <text:p>0.891057745404093</text:p>
          </table:table-cell>
        </table:table-row>
        <table:table-row table:style-name="ro1">
          <table:table-cell office:value-type="float" office:value="5999" calcext:value-type="float">
            <text:p>5999</text:p>
          </table:table-cell>
          <table:table-cell office:value-type="float" office:value="111.623612906906" calcext:value-type="float">
            <text:p>111.623612906906</text:p>
          </table:table-cell>
          <table:table-cell table:style-name="ce4" office:value-type="float" office:value="131.051902885795" calcext:value-type="float">
            <text:p>131.051902885795</text:p>
          </table:table-cell>
          <table:table-cell office:value-type="float" office:value="111.758363702476" calcext:value-type="float">
            <text:p>111.758363702476</text:p>
          </table:table-cell>
          <table:table-cell table:style-name="ce4" office:value-type="float" office:value="109.232229134713" calcext:value-type="float">
            <text:p>109.232229134713</text:p>
          </table:table-cell>
          <table:table-cell office:value-type="float" office:value="0.46904096514096" calcext:value-type="float">
            <text:p>0.46904096514096</text:p>
          </table:table-cell>
          <table:table-cell table:style-name="ce4" office:value-type="float" office:value="1.14922893236258" calcext:value-type="float">
            <text:p>1.14922893236258</text:p>
          </table:table-cell>
          <table:table-cell office:value-type="float" office:value="0.758034790742742" calcext:value-type="float">
            <text:p>0.758034790742742</text:p>
          </table:table-cell>
          <table:table-cell table:style-name="ce4" office:value-type="float" office:value="0.914059097393271" calcext:value-type="float">
            <text:p>0.914059097393271</text:p>
          </table:table-cell>
        </table:table-row>
        <table:table-row table:style-name="ro1">
          <table:table-cell office:value-type="float" office:value="6999" calcext:value-type="float">
            <text:p>6999</text:p>
          </table:table-cell>
          <table:table-cell office:value-type="float" office:value="108.778737993802" calcext:value-type="float">
            <text:p>108.778737993802</text:p>
          </table:table-cell>
          <table:table-cell table:style-name="ce4" office:value-type="float" office:value="114.561005685031" calcext:value-type="float">
            <text:p>114.561005685031</text:p>
          </table:table-cell>
          <table:table-cell office:value-type="float" office:value="100.467515738132" calcext:value-type="float">
            <text:p>100.467515738132</text:p>
          </table:table-cell>
          <table:table-cell table:style-name="ce4" office:value-type="float" office:value="110.176667512372" calcext:value-type="float">
            <text:p>110.176667512372</text:p>
          </table:table-cell>
          <table:table-cell office:value-type="float" office:value="0.457548584228433" calcext:value-type="float">
            <text:p>0.457548584228433</text:p>
          </table:table-cell>
          <table:table-cell table:style-name="ce4" office:value-type="float" office:value="1.05795336375595" calcext:value-type="float">
            <text:p>1.05795336375595</text:p>
          </table:table-cell>
          <table:table-cell office:value-type="float" office:value="0.697538552275324" calcext:value-type="float">
            <text:p>0.697538552275324</text:p>
          </table:table-cell>
          <table:table-cell table:style-name="ce4" office:value-type="float" office:value="0.881463535066083" calcext:value-type="float">
            <text:p>0.881463535066083</text:p>
          </table:table-cell>
        </table:table-row>
        <table:table-row table:style-name="ro1">
          <table:table-cell office:value-type="float" office:value="7999" calcext:value-type="float">
            <text:p>7999</text:p>
          </table:table-cell>
          <table:table-cell office:value-type="float" office:value="108.078461093939" calcext:value-type="float">
            <text:p>108.078461093939</text:p>
          </table:table-cell>
          <table:table-cell table:style-name="ce4" office:value-type="float" office:value="110.166463714927" calcext:value-type="float">
            <text:p>110.166463714927</text:p>
          </table:table-cell>
          <table:table-cell office:value-type="float" office:value="102.634804869833" calcext:value-type="float">
            <text:p>102.634804869833</text:p>
          </table:table-cell>
          <table:table-cell table:style-name="ce4" office:value-type="float" office:value="110.275381079719" calcext:value-type="float">
            <text:p>110.275381079719</text:p>
          </table:table-cell>
          <table:table-cell office:value-type="float" office:value="0.468657181014652" calcext:value-type="float">
            <text:p>0.468657181014652</text:p>
          </table:table-cell>
          <table:table-cell table:style-name="ce4" office:value-type="float" office:value="0.982367278565369" calcext:value-type="float">
            <text:p>0.982367278565369</text:p>
          </table:table-cell>
          <table:table-cell office:value-type="float" office:value="0.696752946278678" calcext:value-type="float">
            <text:p>0.696752946278678</text:p>
          </table:table-cell>
          <table:table-cell table:style-name="ce4" office:value-type="float" office:value="0.87307305989127" calcext:value-type="float">
            <text:p>0.87307305989127</text:p>
          </table:table-cell>
        </table:table-row>
        <table:table-row table:style-name="ro1">
          <table:table-cell office:value-type="float" office:value="8999" calcext:value-type="float">
            <text:p>8999</text:p>
          </table:table-cell>
          <table:table-cell office:value-type="float" office:value="101.640080338507" calcext:value-type="float">
            <text:p>101.640080338507</text:p>
          </table:table-cell>
          <table:table-cell table:style-name="ce4" office:value-type="float" office:value="111.017346789203" calcext:value-type="float">
            <text:p>111.017346789203</text:p>
          </table:table-cell>
          <table:table-cell office:value-type="float" office:value="104.938827478122" calcext:value-type="float">
            <text:p>104.938827478122</text:p>
          </table:table-cell>
          <table:table-cell table:style-name="ce4" office:value-type="float" office:value="104.577591346367" calcext:value-type="float">
            <text:p>104.577591346367</text:p>
          </table:table-cell>
          <table:table-cell office:value-type="float" office:value="0.453123942549898" calcext:value-type="float">
            <text:p>0.453123942549898</text:p>
          </table:table-cell>
          <table:table-cell table:style-name="ce4" office:value-type="float" office:value="0.973810261857691" calcext:value-type="float">
            <text:p>0.973810261857691</text:p>
          </table:table-cell>
          <table:table-cell office:value-type="float" office:value="0.670953430381768" calcext:value-type="float">
            <text:p>0.670953430381768</text:p>
          </table:table-cell>
          <table:table-cell table:style-name="ce4" office:value-type="float" office:value="0.803381311386747" calcext:value-type="float">
            <text:p>0.803381311386747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float" office:value="92.1017765823125" calcext:value-type="float">
            <text:p>92.1017765823125</text:p>
          </table:table-cell>
          <table:table-cell table:style-name="ce4" office:value-type="float" office:value="107.316989125087" calcext:value-type="float">
            <text:p>107.316989125087</text:p>
          </table:table-cell>
          <table:table-cell office:value-type="float" office:value="106.836897913641" calcext:value-type="float">
            <text:p>106.836897913641</text:p>
          </table:table-cell>
          <table:table-cell table:style-name="ce4" office:value-type="float" office:value="198.840915599512" calcext:value-type="float">
            <text:p>198.840915599512</text:p>
          </table:table-cell>
          <table:table-cell office:value-type="float" office:value="0.454940458330723" calcext:value-type="float">
            <text:p>0.454940458330723</text:p>
          </table:table-cell>
          <table:table-cell table:style-name="ce4" office:value-type="float" office:value="1.09899329216106" calcext:value-type="float">
            <text:p>1.09899329216106</text:p>
          </table:table-cell>
          <table:table-cell office:value-type="float" office:value="0.674111320865757" calcext:value-type="float">
            <text:p>0.674111320865757</text:p>
          </table:table-cell>
          <table:table-cell table:style-name="ce4" office:value-type="float" office:value="2.0700769587579" calcext:value-type="float">
            <text:p>2.0700769587579</text:p>
          </table:table-cell>
        </table:table-row>
        <table:table-row table:style-name="ro1">
          <table:table-cell office:value-type="float" office:value="10999" calcext:value-type="float">
            <text:p>10999</text:p>
          </table:table-cell>
          <table:table-cell office:value-type="float" office:value="95.6011250463732" calcext:value-type="float">
            <text:p>95.6011250463732</text:p>
          </table:table-cell>
          <table:table-cell/>
          <table:table-cell office:value-type="float" office:value="105.092619795765" calcext:value-type="float">
            <text:p>105.092619795765</text:p>
          </table:table-cell>
          <table:table-cell/>
          <table:table-cell office:value-type="float" office:value="0.418252869062102" calcext:value-type="float">
            <text:p>0.418252869062102</text:p>
          </table:table-cell>
          <table:table-cell/>
          <table:table-cell office:value-type="float" office:value="0.663631503698575" calcext:value-type="float">
            <text:p>0.663631503698575</text:p>
          </table:table-cell>
          <table:table-cell/>
        </table:table-row>
        <table:table-row table:style-name="ro1">
          <table:table-cell office:value-type="float" office:value="11999" calcext:value-type="float">
            <text:p>11999</text:p>
          </table:table-cell>
          <table:table-cell office:value-type="float" office:value="88.0311091477176" calcext:value-type="float">
            <text:p>88.0311091477176</text:p>
          </table:table-cell>
          <table:table-cell/>
          <table:table-cell office:value-type="float" office:value="101.56813456845" calcext:value-type="float">
            <text:p>101.56813456845</text:p>
          </table:table-cell>
          <table:table-cell/>
          <table:table-cell office:value-type="float" office:value="0.40076463862294" calcext:value-type="float">
            <text:p>0.40076463862294</text:p>
          </table:table-cell>
          <table:table-cell/>
          <table:table-cell office:value-type="float" office:value="0.639073774261043" calcext:value-type="float">
            <text:p>0.639073774261043</text:p>
          </table:table-cell>
          <table:table-cell/>
        </table:table-row>
        <table:table-row table:style-name="ro1">
          <table:table-cell office:value-type="float" office:value="12999" calcext:value-type="float">
            <text:p>12999</text:p>
          </table:table-cell>
          <table:table-cell office:value-type="float" office:value="82.6761060041349" calcext:value-type="float">
            <text:p>82.6761060041349</text:p>
          </table:table-cell>
          <table:table-cell/>
          <table:table-cell office:value-type="float" office:value="92.3090037676199" calcext:value-type="float">
            <text:p>92.3090037676199</text:p>
          </table:table-cell>
          <table:table-cell/>
          <table:table-cell office:value-type="float" office:value="0.398950394185999" calcext:value-type="float">
            <text:p>0.398950394185999</text:p>
          </table:table-cell>
          <table:table-cell/>
          <table:table-cell office:value-type="float" office:value="0.659164954591867" calcext:value-type="float">
            <text:p>0.659164954591867</text:p>
          </table:table-cell>
          <table:table-cell/>
        </table:table-row>
        <table:table-row table:style-name="ro1">
          <table:table-cell office:value-type="float" office:value="13999" calcext:value-type="float">
            <text:p>13999</text:p>
          </table:table-cell>
          <table:table-cell office:value-type="float" office:value="76.0661721312653" calcext:value-type="float">
            <text:p>76.0661721312653</text:p>
          </table:table-cell>
          <table:table-cell/>
          <table:table-cell office:value-type="float" office:value="93.2745934376051" calcext:value-type="float">
            <text:p>93.2745934376051</text:p>
          </table:table-cell>
          <table:table-cell/>
          <table:table-cell office:value-type="float" office:value="0.370104055520324" calcext:value-type="float">
            <text:p>0.370104055520324</text:p>
          </table:table-cell>
          <table:table-cell/>
          <table:table-cell office:value-type="float" office:value="0.60506989470322" calcext:value-type="float">
            <text:p>0.60506989470322</text:p>
          </table:table-cell>
          <table:table-cell/>
        </table:table-row>
        <table:table-row table:style-name="ro1">
          <table:table-cell office:value-type="float" office:value="14999" calcext:value-type="float">
            <text:p>14999</text:p>
          </table:table-cell>
          <table:table-cell office:value-type="float" office:value="80.2216291842756" calcext:value-type="float">
            <text:p>80.2216291842756</text:p>
          </table:table-cell>
          <table:table-cell/>
          <table:table-cell office:value-type="float" office:value="96.8016185253111" calcext:value-type="float">
            <text:p>96.8016185253111</text:p>
          </table:table-cell>
          <table:table-cell/>
          <table:table-cell office:value-type="float" office:value="0.370391907109695" calcext:value-type="float">
            <text:p>0.370391907109695</text:p>
          </table:table-cell>
          <table:table-cell/>
          <table:table-cell office:value-type="float" office:value="0.613446380895601" calcext:value-type="float">
            <text:p>0.613446380895601</text:p>
          </table:table-cell>
          <table:table-cell/>
        </table:table-row>
        <table:table-row table:style-name="ro1">
          <table:table-cell office:value-type="float" office:value="15999" calcext:value-type="float">
            <text:p>15999</text:p>
          </table:table-cell>
          <table:table-cell office:value-type="float" office:value="76.2281093898631" calcext:value-type="float">
            <text:p>76.2281093898631</text:p>
          </table:table-cell>
          <table:table-cell/>
          <table:table-cell office:value-type="float" office:value="91.4619817548295" calcext:value-type="float">
            <text:p>91.4619817548295</text:p>
          </table:table-cell>
          <table:table-cell/>
          <table:table-cell office:value-type="float" office:value="0.362500850443672" calcext:value-type="float">
            <text:p>0.362500850443672</text:p>
          </table:table-cell>
          <table:table-cell/>
          <table:table-cell office:value-type="float" office:value="0.614196029003391" calcext:value-type="float">
            <text:p>0.614196029003391</text:p>
          </table:table-cell>
          <table:table-cell/>
        </table:table-row>
        <table:table-row table:style-name="ro1">
          <table:table-cell office:value-type="float" office:value="16999" calcext:value-type="float">
            <text:p>16999</text:p>
          </table:table-cell>
          <table:table-cell office:value-type="float" office:value="82.0568119813672" calcext:value-type="float">
            <text:p>82.0568119813672</text:p>
          </table:table-cell>
          <table:table-cell/>
          <table:table-cell office:value-type="float" office:value="89.3106690864026" calcext:value-type="float">
            <text:p>89.3106690864026</text:p>
          </table:table-cell>
          <table:table-cell/>
          <table:table-cell office:value-type="float" office:value="0.372937616280592" calcext:value-type="float">
            <text:p>0.372937616280592</text:p>
          </table:table-cell>
          <table:table-cell/>
          <table:table-cell office:value-type="float" office:value="0.597365132465909" calcext:value-type="float">
            <text:p>0.597365132465909</text:p>
          </table:table-cell>
          <table:table-cell/>
        </table:table-row>
        <table:table-row table:style-name="ro1">
          <table:table-cell office:value-type="float" office:value="17999" calcext:value-type="float">
            <text:p>17999</text:p>
          </table:table-cell>
          <table:table-cell office:value-type="float" office:value="75.7814813301691" calcext:value-type="float">
            <text:p>75.7814813301691</text:p>
          </table:table-cell>
          <table:table-cell/>
          <table:table-cell office:value-type="float" office:value="85.3827636688709" calcext:value-type="float">
            <text:p>85.3827636688709</text:p>
          </table:table-cell>
          <table:table-cell/>
          <table:table-cell office:value-type="float" office:value="0.357252435840158" calcext:value-type="float">
            <text:p>0.357252435840158</text:p>
          </table:table-cell>
          <table:table-cell/>
          <table:table-cell office:value-type="float" office:value="0.563378074377746" calcext:value-type="float">
            <text:p>0.563378074377746</text:p>
          </table:table-cell>
          <table:table-cell/>
        </table:table-row>
        <table:table-row table:style-name="ro1">
          <table:table-cell office:value-type="float" office:value="18999" calcext:value-type="float">
            <text:p>18999</text:p>
          </table:table-cell>
          <table:table-cell office:value-type="float" office:value="73.5364526989069" calcext:value-type="float">
            <text:p>73.5364526989069</text:p>
          </table:table-cell>
          <table:table-cell/>
          <table:table-cell office:value-type="float" office:value="89.3698931753177" calcext:value-type="float">
            <text:p>89.3698931753177</text:p>
          </table:table-cell>
          <table:table-cell/>
          <table:table-cell office:value-type="float" office:value="0.358057479986625" calcext:value-type="float">
            <text:p>0.358057479986625</text:p>
          </table:table-cell>
          <table:table-cell/>
          <table:table-cell office:value-type="float" office:value="0.572367990663815" calcext:value-type="float">
            <text:p>0.572367990663815</text:p>
          </table:table-cell>
          <table:table-cell/>
        </table:table-row>
        <table:table-row table:style-name="ro1">
          <table:table-cell office:value-type="float" office:value="19999" calcext:value-type="float">
            <text:p>19999</text:p>
          </table:table-cell>
          <table:table-cell table:style-name="ce3" office:value-type="float" office:value="72.630162045877" calcext:value-type="float">
            <text:p>72.630162045877</text:p>
          </table:table-cell>
          <table:table-cell/>
          <table:table-cell table:style-name="ce3" office:value-type="float" office:value="84.1648914982982" calcext:value-type="float">
            <text:p>84.1648914982982</text:p>
          </table:table-cell>
          <table:table-cell/>
          <table:table-cell table:style-name="ce3" office:value-type="float" office:value="0.355799387531186" calcext:value-type="float">
            <text:p>0.355799387531186</text:p>
          </table:table-cell>
          <table:table-cell/>
          <table:table-cell table:style-name="ce3" office:value-type="float" office:value="0.560224693520386" calcext:value-type="float">
            <text:p>0.560224693520386</text:p>
          </table:table-cell>
          <table:table-cell/>
        </table:table-row>
      </table:table>
      <table:table table:name="D2048" table:style-name="ta1">
        <table:shapes>
          <draw:frame draw:z-index="0" draw:style-name="gr1" draw:text-style-name="P1" svg:width="25.7232in" svg:height="10.5409in" svg:x="0in" svg:y="0in">
            <draw:object draw:notify-on-update-of-ranges="Number.A2:Number.A21 Number.B1:Number.B1 Number.B2:Number.B21 Number.C1:Number.C1 Number.C2:Number.C21 Number.D1:Number.D1 Number.D2:Number.D21 Number.E1:Number.E1 Number.E2:Number.E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0" table:default-cell-style-name="Default"/>
        <table:table-row table:style-name="ro1">
          <table:table-cell/>
        </table:table-row>
      </table:table>
      <table:table table:name="D768" table:style-name="ta1">
        <table:shapes>
          <draw:frame draw:z-index="0" draw:style-name="gr1" draw:text-style-name="P1" svg:width="25.7126in" svg:height="10.5724in" svg:x="0in" svg:y="0in">
            <draw:object draw:notify-on-update-of-ranges="Number.A2:Number.A21 Number.F1:Number.F1 Number.F2:Number.F21 Number.G1:Number.G1 Number.G2:Number.G21 Number.H1:Number.H1 Number.H2:Number.H21 Number.I1:Number.I1 Number.I2:Number.I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7T14:47:33.038843782</meta:creation-date>
    <dc:date>2022-09-09T15:40:43.421614057</dc:date>
    <meta:editing-duration>PT2H26M59S</meta:editing-duration>
    <meta:editing-cycles>5</meta:editing-cycles>
    <meta:generator>LibreOffice/7.3.5.2$Linux_X86_64 LibreOffice_project/30$Build-2</meta:generator>
    <meta:document-statistic meta:table-count="3" meta:cell-count="149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65.338cm" svg:height="26.775cm" xlink:href=".." xlink:type="simple" chart:class="chart:line" chart:style-name="ch1">
        <chart:legend chart:legend-position="end" svg:x="62.698cm" svg:y="12.341cm" style:legend-expansion="high" chart:style-name="ch2"/>
        <chart:plot-area chart:style-name="ch3" table:cell-range-address="Number.A1:Number.E21" chart:data-source-has-labels="both" svg:x="1.306cm" svg:y="0.535cm" svg:width="60.086cm" svg:height="25.705cm">
          <chart:coordinate-region svg:x="2.113cm" svg:y="0.734cm" svg:width="58.814cm" svg:height="24.859cm"/>
          <chart:axis chart:dimension="x" chart:name="primary-x" chart:style-name="ch4" chartooo:axis-type="auto">
            <chartooo:date-scale/>
            <chart:categories table:cell-range-address="Number.A2:Number.A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Number.B2:Number.B21" chart:label-cell-address="Number.B1:Number.B1" chart:class="chart:line">
            <chart:data-point chart:repeated="20"/>
          </chart:series>
          <chart:series chart:style-name="ch7" chart:values-cell-range-address="Number.C2:Number.C21" chart:label-cell-address="Number.C1:Number.C1" chart:class="chart:line">
            <chart:data-point chart:repeated="20"/>
          </chart:series>
          <chart:series chart:style-name="ch8" chart:values-cell-range-address="Number.D2:Number.D21" chart:label-cell-address="Number.D1:Number.D1" chart:class="chart:line">
            <chart:data-point chart:repeated="20"/>
          </chart:series>
          <chart:series chart:style-name="ch9" chart:values-cell-range-address="Number.E2:Number.E21" chart:label-cell-address="Number.E1:Number.E1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5_2048</text:p>
                <draw:g>
                  <svg:desc>Number.B1:Number.B1</svg:desc>
                </draw:g>
              </table:table-cell>
              <table:table-cell office:value-type="string">
                <text:p>26_2048</text:p>
                <draw:g>
                  <svg:desc>Number.C1:Number.C1</svg:desc>
                </draw:g>
              </table:table-cell>
              <table:table-cell office:value-type="string">
                <text:p>27_2048</text:p>
                <draw:g>
                  <svg:desc>Number.D1:Number.D1</svg:desc>
                </draw:g>
              </table:table-cell>
              <table:table-cell office:value-type="string">
                <text:p>28_2048</text:p>
                <draw:g>
                  <svg:desc>Number.E1:Number.E1</svg:desc>
                </draw:g>
              </table:table-cell>
            </table:table-row>
          </table:table-header-rows>
          <table:table-rows>
            <table:table-row>
              <table:table-cell office:value-type="float" office:value="999">
                <text:p>999</text:p>
                <draw:g>
                  <svg:desc>Number.A2:Number.A21</svg:desc>
                </draw:g>
              </table:table-cell>
              <table:table-cell office:value-type="float" office:value="168.19487646841">
                <text:p>168.19487646841</text:p>
                <draw:g>
                  <svg:desc>Number.B2:Number.B21</svg:desc>
                </draw:g>
              </table:table-cell>
              <table:table-cell office:value-type="float" office:value="188.733486981633">
                <text:p>188.733486981633</text:p>
                <draw:g>
                  <svg:desc>Number.C2:Number.C21</svg:desc>
                </draw:g>
              </table:table-cell>
              <table:table-cell office:value-type="float" office:value="181.848279117827">
                <text:p>181.848279117827</text:p>
                <draw:g>
                  <svg:desc>Number.D2:Number.D21</svg:desc>
                </draw:g>
              </table:table-cell>
              <table:table-cell office:value-type="float" office:value="156.942422904326">
                <text:p>156.942422904326</text:p>
                <draw:g>
                  <svg:desc>Number.E2:Number.E21</svg:desc>
                </draw:g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165.998592096267">
                <text:p>165.998592096267</text:p>
              </table:table-cell>
              <table:table-cell office:value-type="float" office:value="160.11119962839">
                <text:p>160.11119962839</text:p>
              </table:table-cell>
              <table:table-cell office:value-type="float" office:value="165.735180467325">
                <text:p>165.735180467325</text:p>
              </table:table-cell>
              <table:table-cell office:value-type="float" office:value="135.422659311693">
                <text:p>135.422659311693</text:p>
              </table:table-cell>
            </table:table-row>
            <table:table-row>
              <table:table-cell office:value-type="float" office:value="2999">
                <text:p>2999</text:p>
              </table:table-cell>
              <table:table-cell office:value-type="float" office:value="138.657208225804">
                <text:p>138.657208225804</text:p>
              </table:table-cell>
              <table:table-cell office:value-type="float" office:value="147.306377055927">
                <text:p>147.306377055927</text:p>
              </table:table-cell>
              <table:table-cell office:value-type="float" office:value="140.213659743323">
                <text:p>140.213659743323</text:p>
              </table:table-cell>
              <table:table-cell office:value-type="float" office:value="123.989318173125">
                <text:p>123.989318173125</text:p>
              </table:table-cell>
            </table:table-row>
            <table:table-row>
              <table:table-cell office:value-type="float" office:value="3999">
                <text:p>3999</text:p>
              </table:table-cell>
              <table:table-cell office:value-type="float" office:value="127.502351023226">
                <text:p>127.502351023226</text:p>
              </table:table-cell>
              <table:table-cell office:value-type="float" office:value="128.613112953841">
                <text:p>128.613112953841</text:p>
              </table:table-cell>
              <table:table-cell office:value-type="float" office:value="117.571834971365">
                <text:p>117.571834971365</text:p>
              </table:table-cell>
              <table:table-cell office:value-type="float" office:value="122.550492934265">
                <text:p>122.550492934265</text:p>
              </table:table-cell>
            </table:table-row>
            <table:table-row>
              <table:table-cell office:value-type="float" office:value="4999">
                <text:p>4999</text:p>
              </table:table-cell>
              <table:table-cell office:value-type="float" office:value="132.580110224148">
                <text:p>132.580110224148</text:p>
              </table:table-cell>
              <table:table-cell office:value-type="float" office:value="115.874336554046">
                <text:p>115.874336554046</text:p>
              </table:table-cell>
              <table:table-cell office:value-type="float" office:value="115.792761655828">
                <text:p>115.792761655828</text:p>
              </table:table-cell>
              <table:table-cell office:value-type="float" office:value="105.920866873299">
                <text:p>105.920866873299</text:p>
              </table:table-cell>
            </table:table-row>
            <table:table-row>
              <table:table-cell office:value-type="float" office:value="5999">
                <text:p>5999</text:p>
              </table:table-cell>
              <table:table-cell office:value-type="float" office:value="111.623612906906">
                <text:p>111.623612906906</text:p>
              </table:table-cell>
              <table:table-cell office:value-type="float" office:value="131.051902885795">
                <text:p>131.051902885795</text:p>
              </table:table-cell>
              <table:table-cell office:value-type="float" office:value="111.758363702476">
                <text:p>111.758363702476</text:p>
              </table:table-cell>
              <table:table-cell office:value-type="float" office:value="109.232229134713">
                <text:p>109.232229134713</text:p>
              </table:table-cell>
            </table:table-row>
            <table:table-row>
              <table:table-cell office:value-type="float" office:value="6999">
                <text:p>6999</text:p>
              </table:table-cell>
              <table:table-cell office:value-type="float" office:value="108.778737993802">
                <text:p>108.778737993802</text:p>
              </table:table-cell>
              <table:table-cell office:value-type="float" office:value="114.561005685031">
                <text:p>114.561005685031</text:p>
              </table:table-cell>
              <table:table-cell office:value-type="float" office:value="100.467515738132">
                <text:p>100.467515738132</text:p>
              </table:table-cell>
              <table:table-cell office:value-type="float" office:value="110.176667512372">
                <text:p>110.176667512372</text:p>
              </table:table-cell>
            </table:table-row>
            <table:table-row>
              <table:table-cell office:value-type="float" office:value="7999">
                <text:p>7999</text:p>
              </table:table-cell>
              <table:table-cell office:value-type="float" office:value="108.078461093939">
                <text:p>108.078461093939</text:p>
              </table:table-cell>
              <table:table-cell office:value-type="float" office:value="110.166463714927">
                <text:p>110.166463714927</text:p>
              </table:table-cell>
              <table:table-cell office:value-type="float" office:value="102.634804869833">
                <text:p>102.634804869833</text:p>
              </table:table-cell>
              <table:table-cell office:value-type="float" office:value="110.275381079719">
                <text:p>110.275381079719</text:p>
              </table:table-cell>
            </table:table-row>
            <table:table-row>
              <table:table-cell office:value-type="float" office:value="8999">
                <text:p>8999</text:p>
              </table:table-cell>
              <table:table-cell office:value-type="float" office:value="101.640080338507">
                <text:p>101.640080338507</text:p>
              </table:table-cell>
              <table:table-cell office:value-type="float" office:value="111.017346789203">
                <text:p>111.017346789203</text:p>
              </table:table-cell>
              <table:table-cell office:value-type="float" office:value="104.938827478122">
                <text:p>104.938827478122</text:p>
              </table:table-cell>
              <table:table-cell office:value-type="float" office:value="104.577591346367">
                <text:p>104.577591346367</text:p>
              </table:table-cell>
            </table:table-row>
            <table:table-row>
              <table:table-cell office:value-type="float" office:value="9999">
                <text:p>9999</text:p>
              </table:table-cell>
              <table:table-cell office:value-type="float" office:value="92.1017765823125">
                <text:p>92.1017765823125</text:p>
              </table:table-cell>
              <table:table-cell office:value-type="float" office:value="107.316989125087">
                <text:p>107.316989125087</text:p>
              </table:table-cell>
              <table:table-cell office:value-type="float" office:value="106.836897913641">
                <text:p>106.836897913641</text:p>
              </table:table-cell>
              <table:table-cell office:value-type="float" office:value="198.840915599512">
                <text:p>198.840915599512</text:p>
              </table:table-cell>
            </table:table-row>
            <table:table-row>
              <table:table-cell office:value-type="float" office:value="10999">
                <text:p>10999</text:p>
              </table:table-cell>
              <table:table-cell office:value-type="float" office:value="95.6011250463732">
                <text:p>95.6011250463732</text:p>
              </table:table-cell>
              <table:table-cell office:value-type="float" office:value="NaN">
                <text:p>NaN</text:p>
              </table:table-cell>
              <table:table-cell office:value-type="float" office:value="105.092619795765">
                <text:p>105.0926197957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999">
                <text:p>11999</text:p>
              </table:table-cell>
              <table:table-cell office:value-type="float" office:value="88.0311091477176">
                <text:p>88.0311091477176</text:p>
              </table:table-cell>
              <table:table-cell office:value-type="float" office:value="NaN">
                <text:p>NaN</text:p>
              </table:table-cell>
              <table:table-cell office:value-type="float" office:value="101.56813456845">
                <text:p>101.568134568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999">
                <text:p>12999</text:p>
              </table:table-cell>
              <table:table-cell office:value-type="float" office:value="82.6761060041349">
                <text:p>82.6761060041349</text:p>
              </table:table-cell>
              <table:table-cell office:value-type="float" office:value="NaN">
                <text:p>NaN</text:p>
              </table:table-cell>
              <table:table-cell office:value-type="float" office:value="92.3090037676199">
                <text:p>92.3090037676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999">
                <text:p>13999</text:p>
              </table:table-cell>
              <table:table-cell office:value-type="float" office:value="76.0661721312653">
                <text:p>76.0661721312653</text:p>
              </table:table-cell>
              <table:table-cell office:value-type="float" office:value="NaN">
                <text:p>NaN</text:p>
              </table:table-cell>
              <table:table-cell office:value-type="float" office:value="93.2745934376051">
                <text:p>93.27459343760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999">
                <text:p>14999</text:p>
              </table:table-cell>
              <table:table-cell office:value-type="float" office:value="80.2216291842756">
                <text:p>80.2216291842756</text:p>
              </table:table-cell>
              <table:table-cell office:value-type="float" office:value="NaN">
                <text:p>NaN</text:p>
              </table:table-cell>
              <table:table-cell office:value-type="float" office:value="96.8016185253111">
                <text:p>96.8016185253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999">
                <text:p>15999</text:p>
              </table:table-cell>
              <table:table-cell office:value-type="float" office:value="76.2281093898631">
                <text:p>76.2281093898631</text:p>
              </table:table-cell>
              <table:table-cell office:value-type="float" office:value="NaN">
                <text:p>NaN</text:p>
              </table:table-cell>
              <table:table-cell office:value-type="float" office:value="91.4619817548295">
                <text:p>91.46198175482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999">
                <text:p>16999</text:p>
              </table:table-cell>
              <table:table-cell office:value-type="float" office:value="82.0568119813672">
                <text:p>82.0568119813672</text:p>
              </table:table-cell>
              <table:table-cell office:value-type="float" office:value="NaN">
                <text:p>NaN</text:p>
              </table:table-cell>
              <table:table-cell office:value-type="float" office:value="89.3106690864026">
                <text:p>89.3106690864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999">
                <text:p>17999</text:p>
              </table:table-cell>
              <table:table-cell office:value-type="float" office:value="75.7814813301691">
                <text:p>75.7814813301691</text:p>
              </table:table-cell>
              <table:table-cell office:value-type="float" office:value="NaN">
                <text:p>NaN</text:p>
              </table:table-cell>
              <table:table-cell office:value-type="float" office:value="85.3827636688709">
                <text:p>85.38276366887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999">
                <text:p>18999</text:p>
              </table:table-cell>
              <table:table-cell office:value-type="float" office:value="73.5364526989069">
                <text:p>73.5364526989069</text:p>
              </table:table-cell>
              <table:table-cell office:value-type="float" office:value="NaN">
                <text:p>NaN</text:p>
              </table:table-cell>
              <table:table-cell office:value-type="float" office:value="89.3698931753177">
                <text:p>89.3698931753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99">
                <text:p>19999</text:p>
              </table:table-cell>
              <table:table-cell office:value-type="float" office:value="72.630162045877">
                <text:p>72.630162045877</text:p>
              </table:table-cell>
              <table:table-cell office:value-type="float" office:value="NaN">
                <text:p>NaN</text:p>
              </table:table-cell>
              <table:table-cell office:value-type="float" office:value="84.1648914982982">
                <text:p>84.164891498298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65.311cm" svg:height="26.855cm" xlink:href=".." xlink:type="simple" chart:class="chart:line" chart:style-name="ch1">
        <chart:legend chart:legend-position="end" svg:x="62.856cm" svg:y="12.381cm" style:legend-expansion="high" chart:style-name="ch2"/>
        <chart:plot-area chart:style-name="ch3" table:cell-range-address="Number.A2:Number.A21 Number.F1:Number.I21" chart:data-source-has-labels="both" svg:x="1.306cm" svg:y="0.537cm" svg:width="60.244cm" svg:height="25.781cm">
          <chart:coordinate-region svg:x="2.033cm" svg:y="0.736cm" svg:width="59.052cm" svg:height="24.935cm"/>
          <chart:axis chart:dimension="x" chart:name="primary-x" chart:style-name="ch4" chartooo:axis-type="auto">
            <chartooo:date-scale/>
            <chart:categories table:cell-range-address="Number.A2:Number.A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Number.F2:Number.F21" chart:label-cell-address="Number.F1:Number.F1" chart:class="chart:line">
            <chart:data-point chart:repeated="20"/>
          </chart:series>
          <chart:series chart:style-name="ch7" chart:values-cell-range-address="Number.G2:Number.G21" chart:label-cell-address="Number.G1:Number.G1" chart:class="chart:line">
            <chart:data-point chart:repeated="20"/>
          </chart:series>
          <chart:series chart:style-name="ch8" chart:values-cell-range-address="Number.H2:Number.H21" chart:label-cell-address="Number.H1:Number.H1" chart:class="chart:line">
            <chart:data-point chart:repeated="20"/>
          </chart:series>
          <chart:series chart:style-name="ch9" chart:values-cell-range-address="Number.I2:Number.I21" chart:label-cell-address="Number.I1:Number.I1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5_768</text:p>
                <draw:g>
                  <svg:desc>Number.F1:Number.F1</svg:desc>
                </draw:g>
              </table:table-cell>
              <table:table-cell office:value-type="string">
                <text:p>26_768</text:p>
                <draw:g>
                  <svg:desc>Number.G1:Number.G1</svg:desc>
                </draw:g>
              </table:table-cell>
              <table:table-cell office:value-type="string">
                <text:p>27_768</text:p>
                <draw:g>
                  <svg:desc>Number.H1:Number.H1</svg:desc>
                </draw:g>
              </table:table-cell>
              <table:table-cell office:value-type="string">
                <text:p>28_768</text:p>
                <draw:g>
                  <svg:desc>Number.I1:Number.I1</svg:desc>
                </draw:g>
              </table:table-cell>
            </table:table-row>
          </table:table-header-rows>
          <table:table-rows>
            <table:table-row>
              <table:table-cell office:value-type="float" office:value="999">
                <text:p>999</text:p>
                <draw:g>
                  <svg:desc>Number.A2:Number.A21</svg:desc>
                </draw:g>
              </table:table-cell>
              <table:table-cell office:value-type="float" office:value="0.71933208013648">
                <text:p>0.71933208013648</text:p>
                <draw:g>
                  <svg:desc>Number.F2:Number.F21</svg:desc>
                </draw:g>
              </table:table-cell>
              <table:table-cell office:value-type="float" office:value="1.43069443407834">
                <text:p>1.43069443407834</text:p>
                <draw:g>
                  <svg:desc>Number.G2:Number.G21</svg:desc>
                </draw:g>
              </table:table-cell>
              <table:table-cell office:value-type="float" office:value="1.11459181041355">
                <text:p>1.11459181041355</text:p>
                <draw:g>
                  <svg:desc>Number.H2:Number.H21</svg:desc>
                </draw:g>
              </table:table-cell>
              <table:table-cell office:value-type="float" office:value="1.18841547219817">
                <text:p>1.18841547219817</text:p>
                <draw:g>
                  <svg:desc>Number.I2:Number.I21</svg:desc>
                </draw:g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0.718134157101684">
                <text:p>0.718134157101684</text:p>
              </table:table-cell>
              <table:table-cell office:value-type="float" office:value="1.31676296092713">
                <text:p>1.31676296092713</text:p>
              </table:table-cell>
              <table:table-cell office:value-type="float" office:value="0.950023090569479">
                <text:p>0.950023090569479</text:p>
              </table:table-cell>
              <table:table-cell office:value-type="float" office:value="1.33102528028569">
                <text:p>1.33102528028569</text:p>
              </table:table-cell>
            </table:table-row>
            <table:table-row>
              <table:table-cell office:value-type="float" office:value="2999">
                <text:p>2999</text:p>
              </table:table-cell>
              <table:table-cell office:value-type="float" office:value="0.593420160756607">
                <text:p>0.593420160756607</text:p>
              </table:table-cell>
              <table:table-cell office:value-type="float" office:value="1.1950971426983">
                <text:p>1.1950971426983</text:p>
              </table:table-cell>
              <table:table-cell office:value-type="float" office:value="0.883611119660419">
                <text:p>0.883611119660419</text:p>
              </table:table-cell>
              <table:table-cell office:value-type="float" office:value="1.01443326630529">
                <text:p>1.01443326630529</text:p>
              </table:table-cell>
            </table:table-row>
            <table:table-row>
              <table:table-cell office:value-type="float" office:value="3999">
                <text:p>3999</text:p>
              </table:table-cell>
              <table:table-cell office:value-type="float" office:value="0.548768074781662">
                <text:p>0.548768074781662</text:p>
              </table:table-cell>
              <table:table-cell office:value-type="float" office:value="1.09409783758552">
                <text:p>1.09409783758552</text:p>
              </table:table-cell>
              <table:table-cell office:value-type="float" office:value="0.827272772468021">
                <text:p>0.827272772468021</text:p>
              </table:table-cell>
              <table:table-cell office:value-type="float" office:value="1.03232000462979">
                <text:p>1.03232000462979</text:p>
              </table:table-cell>
            </table:table-row>
            <table:table-row>
              <table:table-cell office:value-type="float" office:value="4999">
                <text:p>4999</text:p>
              </table:table-cell>
              <table:table-cell office:value-type="float" office:value="0.530267198498628">
                <text:p>0.530267198498628</text:p>
              </table:table-cell>
              <table:table-cell office:value-type="float" office:value="1.06677023318336">
                <text:p>1.06677023318336</text:p>
              </table:table-cell>
              <table:table-cell office:value-type="float" office:value="0.776118699191668">
                <text:p>0.776118699191668</text:p>
              </table:table-cell>
              <table:table-cell office:value-type="float" office:value="0.891057745404093">
                <text:p>0.891057745404093</text:p>
              </table:table-cell>
            </table:table-row>
            <table:table-row>
              <table:table-cell office:value-type="float" office:value="5999">
                <text:p>5999</text:p>
              </table:table-cell>
              <table:table-cell office:value-type="float" office:value="0.46904096514096">
                <text:p>0.46904096514096</text:p>
              </table:table-cell>
              <table:table-cell office:value-type="float" office:value="1.14922893236258">
                <text:p>1.14922893236258</text:p>
              </table:table-cell>
              <table:table-cell office:value-type="float" office:value="0.758034790742742">
                <text:p>0.758034790742742</text:p>
              </table:table-cell>
              <table:table-cell office:value-type="float" office:value="0.914059097393271">
                <text:p>0.914059097393271</text:p>
              </table:table-cell>
            </table:table-row>
            <table:table-row>
              <table:table-cell office:value-type="float" office:value="6999">
                <text:p>6999</text:p>
              </table:table-cell>
              <table:table-cell office:value-type="float" office:value="0.457548584228433">
                <text:p>0.457548584228433</text:p>
              </table:table-cell>
              <table:table-cell office:value-type="float" office:value="1.05795336375595">
                <text:p>1.05795336375595</text:p>
              </table:table-cell>
              <table:table-cell office:value-type="float" office:value="0.697538552275324">
                <text:p>0.697538552275324</text:p>
              </table:table-cell>
              <table:table-cell office:value-type="float" office:value="0.881463535066083">
                <text:p>0.881463535066083</text:p>
              </table:table-cell>
            </table:table-row>
            <table:table-row>
              <table:table-cell office:value-type="float" office:value="7999">
                <text:p>7999</text:p>
              </table:table-cell>
              <table:table-cell office:value-type="float" office:value="0.468657181014652">
                <text:p>0.468657181014652</text:p>
              </table:table-cell>
              <table:table-cell office:value-type="float" office:value="0.982367278565369">
                <text:p>0.982367278565369</text:p>
              </table:table-cell>
              <table:table-cell office:value-type="float" office:value="0.696752946278678">
                <text:p>0.696752946278678</text:p>
              </table:table-cell>
              <table:table-cell office:value-type="float" office:value="0.87307305989127">
                <text:p>0.87307305989127</text:p>
              </table:table-cell>
            </table:table-row>
            <table:table-row>
              <table:table-cell office:value-type="float" office:value="8999">
                <text:p>8999</text:p>
              </table:table-cell>
              <table:table-cell office:value-type="float" office:value="0.453123942549898">
                <text:p>0.453123942549898</text:p>
              </table:table-cell>
              <table:table-cell office:value-type="float" office:value="0.973810261857691">
                <text:p>0.973810261857691</text:p>
              </table:table-cell>
              <table:table-cell office:value-type="float" office:value="0.670953430381768">
                <text:p>0.670953430381768</text:p>
              </table:table-cell>
              <table:table-cell office:value-type="float" office:value="0.803381311386747">
                <text:p>0.803381311386747</text:p>
              </table:table-cell>
            </table:table-row>
            <table:table-row>
              <table:table-cell office:value-type="float" office:value="9999">
                <text:p>9999</text:p>
              </table:table-cell>
              <table:table-cell office:value-type="float" office:value="0.454940458330723">
                <text:p>0.454940458330723</text:p>
              </table:table-cell>
              <table:table-cell office:value-type="float" office:value="1.09899329216106">
                <text:p>1.09899329216106</text:p>
              </table:table-cell>
              <table:table-cell office:value-type="float" office:value="0.674111320865757">
                <text:p>0.674111320865757</text:p>
              </table:table-cell>
              <table:table-cell office:value-type="float" office:value="2.0700769587579">
                <text:p>2.0700769587579</text:p>
              </table:table-cell>
            </table:table-row>
            <table:table-row>
              <table:table-cell office:value-type="float" office:value="10999">
                <text:p>10999</text:p>
              </table:table-cell>
              <table:table-cell office:value-type="float" office:value="0.418252869062102">
                <text:p>0.418252869062102</text:p>
              </table:table-cell>
              <table:table-cell office:value-type="float" office:value="NaN">
                <text:p>NaN</text:p>
              </table:table-cell>
              <table:table-cell office:value-type="float" office:value="0.663631503698575">
                <text:p>0.6636315036985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999">
                <text:p>11999</text:p>
              </table:table-cell>
              <table:table-cell office:value-type="float" office:value="0.40076463862294">
                <text:p>0.40076463862294</text:p>
              </table:table-cell>
              <table:table-cell office:value-type="float" office:value="NaN">
                <text:p>NaN</text:p>
              </table:table-cell>
              <table:table-cell office:value-type="float" office:value="0.639073774261043">
                <text:p>0.639073774261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999">
                <text:p>12999</text:p>
              </table:table-cell>
              <table:table-cell office:value-type="float" office:value="0.398950394185999">
                <text:p>0.398950394185999</text:p>
              </table:table-cell>
              <table:table-cell office:value-type="float" office:value="NaN">
                <text:p>NaN</text:p>
              </table:table-cell>
              <table:table-cell office:value-type="float" office:value="0.659164954591867">
                <text:p>0.6591649545918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999">
                <text:p>13999</text:p>
              </table:table-cell>
              <table:table-cell office:value-type="float" office:value="0.370104055520324">
                <text:p>0.370104055520324</text:p>
              </table:table-cell>
              <table:table-cell office:value-type="float" office:value="NaN">
                <text:p>NaN</text:p>
              </table:table-cell>
              <table:table-cell office:value-type="float" office:value="0.60506989470322">
                <text:p>0.60506989470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999">
                <text:p>14999</text:p>
              </table:table-cell>
              <table:table-cell office:value-type="float" office:value="0.370391907109695">
                <text:p>0.370391907109695</text:p>
              </table:table-cell>
              <table:table-cell office:value-type="float" office:value="NaN">
                <text:p>NaN</text:p>
              </table:table-cell>
              <table:table-cell office:value-type="float" office:value="0.613446380895601">
                <text:p>0.613446380895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999">
                <text:p>15999</text:p>
              </table:table-cell>
              <table:table-cell office:value-type="float" office:value="0.362500850443672">
                <text:p>0.362500850443672</text:p>
              </table:table-cell>
              <table:table-cell office:value-type="float" office:value="NaN">
                <text:p>NaN</text:p>
              </table:table-cell>
              <table:table-cell office:value-type="float" office:value="0.614196029003391">
                <text:p>0.614196029003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999">
                <text:p>16999</text:p>
              </table:table-cell>
              <table:table-cell office:value-type="float" office:value="0.372937616280592">
                <text:p>0.372937616280592</text:p>
              </table:table-cell>
              <table:table-cell office:value-type="float" office:value="NaN">
                <text:p>NaN</text:p>
              </table:table-cell>
              <table:table-cell office:value-type="float" office:value="0.597365132465909">
                <text:p>0.597365132465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999">
                <text:p>17999</text:p>
              </table:table-cell>
              <table:table-cell office:value-type="float" office:value="0.357252435840158">
                <text:p>0.357252435840158</text:p>
              </table:table-cell>
              <table:table-cell office:value-type="float" office:value="NaN">
                <text:p>NaN</text:p>
              </table:table-cell>
              <table:table-cell office:value-type="float" office:value="0.563378074377746">
                <text:p>0.5633780743777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999">
                <text:p>18999</text:p>
              </table:table-cell>
              <table:table-cell office:value-type="float" office:value="0.358057479986625">
                <text:p>0.358057479986625</text:p>
              </table:table-cell>
              <table:table-cell office:value-type="float" office:value="NaN">
                <text:p>NaN</text:p>
              </table:table-cell>
              <table:table-cell office:value-type="float" office:value="0.572367990663815">
                <text:p>0.572367990663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99">
                <text:p>19999</text:p>
              </table:table-cell>
              <table:table-cell office:value-type="float" office:value="0.355799387531186">
                <text:p>0.355799387531186</text:p>
              </table:table-cell>
              <table:table-cell office:value-type="float" office:value="NaN">
                <text:p>NaN</text:p>
              </table:table-cell>
              <table:table-cell office:value-type="float" office:value="0.560224693520386">
                <text:p>0.56022469352038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